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7.62mm" svg:height="173.03mm" svg:x="178.88mm" svg:y="62.83mm">
            <draw:object draw:notify-on-update-of-ranges="Sheet1.B2:Sheet1.B8 Sheet1.A1:Sheet1.A1 Sheet1.A2:Sheet1.A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fit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Strike pri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Arial Unicode MS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2:01:26.129140203</meta:creation-date>
    <dc:date>2019-11-30T12:46:43.131308955</dc:date>
    <meta:editing-duration>PT14M36S</meta:editing-duration>
    <meta:editing-cycles>1</meta:editing-cycles>
    <meta:document-statistic meta:table-count="1" meta:cell-count="9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 svg:stroke-color="#ffffff"/>
      <style:text-properties fo:color="#ffffff" fo:font-size="18pt" style:font-size-asian="10pt" style:font-size-complex="10pt"/>
    </style:style>
    <style:style style:name="ch4" style:family="chart">
      <style:chart-properties chart:auto-position="true" style:rotation-angle="0"/>
      <style:text-properties fo:color="#ffffff" fo:font-size="18pt" style:font-size-asian="9pt" style:font-size-complex="9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width="0.1cm" svg:stroke-color="#ffffff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ffffff" fo:font-size="18pt" style:font-size-asian="9pt" style:font-size-complex="9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ff" draw:fill-color="#ff99ff"/>
      <style:text-properties fo:font-size="10pt" style:font-size-asian="10pt" style:font-size-complex="10pt"/>
    </style:style>
    <style:style style:name="ch9" style:family="chart">
      <style:graphic-properties svg:stroke-color="#ffffff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763cm" svg:height="17.304cm" xlink:href=".." xlink:type="simple" chart:class="chart:line" chart:style-name="ch1">
        <chart:plot-area chart:style-name="ch2" table:cell-range-address="Sheet1.A2:Sheet1.B8 Sheet1.A1:Sheet1.A1" chart:data-source-has-labels="both" svg:x="2.159cm" svg:y="0.346cm" svg:width="27.989cm" svg:height="15.098cm">
          <chartooo:coordinate-region svg:x="2.159cm" svg:y="0.346cm" svg:width="27.989cm" svg:height="15.098cm"/>
          <chart:axis chart:dimension="x" chart:name="primary-x" chart:style-name="ch3" chartooo:axis-type="auto">
            <chartooo:date-scale/>
            <chart:title svg:x="12.821cm" svg:y="15.791cm" chart:style-name="ch4">
              <text:p>Stock price at maturity</text:p>
            </chart:title>
            <chart:categories table:cell-range-address="Sheet1.B2:Sheet1.B8"/>
          </chart:axis>
          <chart:axis chart:dimension="y" chart:name="primary-y" chart:style-name="ch5">
            <chart:title svg:x="0.451cm" svg:y="8.754cm" chart:style-name="ch6">
              <text:p>Profit</text:p>
            </chart:title>
            <chart:grid chart:style-name="ch7" chart:class="major"/>
          </chart:axis>
          <chart:series chart:style-name="ch8" chart:values-cell-range-address="Sheet1.A2:Sheet1.A8" chart:label-cell-address="Sheet1.A1:Sheet1.A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2:Sheet1.B8</svg:desc>
                </draw:g>
              </table:table-cell>
              <table:table-cell office:value-type="float" office:value="-30">
                <text:p>-30</text:p>
                <draw:g>
                  <svg:desc>Sheet1.A2:Sheet1.A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Strike price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